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text" style:name="T1" style:display-name="T1">
      <style:text-properties fo:font-size="12pt"/>
    </style:style>
    <style:style style:family="paragraph" style:name="P5" style:display-name="P5" style:list-style-name="L3">
      <style:paragraph-properties fo:text-align="justify" fo:text-indent="0.000000cm" fo:line-height="107%" fo:background-color="transparent" fo:widows="2" fo:orphans="2" fo:margin-left="1.270000cm" fo:margin-bottom="0in" style:writing-mode="lr" fo:padding-bottom="0in" fo:padding-left="0in" fo:padding-right="0in" fo:padding-top="0in"/>
      <style:text-properties style:font-name="Calibri" fo:font-size="12pt" fo:language="pl" fo:country="PL" fo:font-weight="normal" fo:text-transform="none"/>
    </style:style>
    <style:style style:family="paragraph" style:name="P6" style:display-name="P6" style:list-style-name="L3">
      <style:paragraph-properties fo:text-align="justify" fo:text-indent="0.000000cm" fo:line-height="107%" fo:background-color="transparent" fo:widows="2" fo:orphans="2" fo:margin-left="1.905000cm" fo:margin-bottom="0in" style:writing-mode="lr" fo:padding-bottom="0in" fo:padding-left="0in" fo:padding-right="0in" fo:padding-top="0in"/>
      <style:text-properties style:font-name="Calibri" fo:font-size="12pt" fo:language="pl" fo:country="PL" fo:font-weight="normal" fo:text-transform="none"/>
    </style:style>
    <style:style style:family="paragraph" style:name="P7" style:display-name="P7" style:parent-style-name="Normal">
      <style:paragraph-properties fo:text-align="justify" fo:margin-bottom="0in"/>
      <style:text-properties fo:font-size="12pt"/>
    </style:style>
    <style:style style:family="paragraph" style:name="P8" style:display-name="P8" style:parent-style-name="Normal">
      <style:paragraph-properties fo:text-align="justify" fo:margin-left="0.4916in" fo:margin-bottom="0in"/>
      <style:text-properties fo:font-size="12pt" fo:font-style="italic"/>
    </style:style>
    <style:style style:family="paragraph" style:name="P9" style:display-name="P9" style:list-style-name="L4">
      <style:paragraph-properties fo:text-align="justify" fo:text-indent="0.000000cm" fo:line-height="107%" fo:background-color="transparent" fo:widows="2" fo:orphans="2" fo:margin-left="1.270000cm" fo:margin-bottom="0in" style:writing-mode="lr" fo:padding-bottom="0in" fo:padding-left="0in" fo:padding-right="0in" fo:padding-top="0in"/>
      <style:text-properties style:font-name="Calibri" fo:font-size="12pt" fo:language="pl" fo:country="PL" fo:font-weight="normal" fo:text-transform="none"/>
    </style:style>
    <style:style style:family="paragraph" style:name="P10" style:display-name="P10" style:list-style-name="L4">
      <style:paragraph-properties fo:text-align="justify" fo:text-indent="0.000000cm" fo:line-height="107%" fo:background-color="transparent" fo:widows="2" fo:orphans="2" fo:margin-left="1.270000cm" fo:margin-bottom="0in" style:writing-mode="lr" fo:padding-bottom="0in" fo:padding-left="0in" fo:padding-right="0in" fo:padding-top="0in"/>
      <style:text-properties style:font-name="Calibri" fo:font-size="11pt" fo:language="pl" fo:country="PL" fo:font-weight="normal" fo:text-transform="none"/>
    </style:style>
    <style:style style:family="paragraph" style:name="P1" style:display-name="P1" style:list-style-name="L1">
      <style:paragraph-properties fo:text-align="left" fo:text-indent="0.000000cm" fo:line-height="107%" fo:background-color="transparent" fo:widows="2" fo:orphans="2" fo:margin-left="0.635000cm" fo:margin-bottom="0in" fo:break-before="page" style:writing-mode="lr" fo:padding-bottom="0in" fo:padding-left="0in" fo:padding-right="0in" fo:padding-top="0in"/>
      <style:text-properties style:font-name="Calibri" fo:font-size="12pt" fo:language="pl" fo:country="PL" fo:font-weight="bold" fo:text-transform="none"/>
    </style:style>
    <style:style style:family="paragraph" style:name="P2" style:display-name="P2" style:parent-style-name="Akapit-z-list--">
      <style:paragraph-properties fo:text-align="justify" fo:margin-bottom="0in"/>
      <style:text-properties fo:font-size="12pt"/>
    </style:style>
    <style:style style:family="paragraph" style:name="P3" style:display-name="P3" style:list-style-name="L2">
      <style:paragraph-properties fo:text-align="justify" fo:text-indent="0.000000cm" fo:line-height="107%" fo:background-color="transparent" fo:widows="2" fo:orphans="2" fo:margin-left="0.635000cm" fo:margin-bottom="0in" style:writing-mode="lr" fo:padding-bottom="0in" fo:padding-left="0in" fo:padding-right="0in" fo:padding-top="0in"/>
      <style:text-properties style:font-name="Calibri" fo:font-size="12pt" fo:language="pl" fo:country="PL" fo:font-weight="bold" fo:text-transform="none"/>
    </style:style>
    <style:style style:family="paragraph" style:name="P4" style:display-name="P4" style:parent-style-name="Akapit-z-list--">
      <style:paragraph-properties fo:text-align="justify" fo:margin-bottom="0in"/>
      <style:text-properties fo:font-size="12pt" fo:font-style="italic"/>
    </style:style>
    <style:style style:family="section" style:name="Sect1" style:display-name="Sect1"/>
    <style:page-layout style:name="PLayout2">
      <style:page-layout-properties fo:margin-top="1.248664cm" fo:margin-bottom="2.12cm" fo:margin-left="0.6895in" fo:margin-right="0.8847in"/>
      <style:header-style>
        <style:header-footer-properties svg:height="2.263140cm"/>
      </style:header-style>
    </style:page-layout>
    <style:page-layout style:name="Standard">
      <style:page-layout-properties fo:margin-top="1.248664cm" fo:margin-bottom="2.12cm" fo:margin-left="0.6895in" fo:margin-right="0.8847in"/>
      <style:header-style>
        <style:header-footer-properties svg:height="2.263140cm"/>
      </style:header-style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3">
      <text:list-level-style-bullet text:level="3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  <text:list-level-style-bullet text:level="4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4">
      <text:list-level-style-bullet text:level="3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</text:list-style>
  </office:automatic-styles>
  <office:body>
    <office:text>
      <text:section text:style-name="Sect1" text:name="Section1">
        <text:list text:style-name="L1">
          <text:list-item>
            <text:p text:style-name="P1">Tematyka Bazy.</text:p>
          </text:list-item>
        </text:list>
        <text:p text:style-name="P2">Tematem bazy danych jest organizacja rozgrywek piłkarskich na podstawie III ligi z sezonu 2013/2014 grupa pomorsko-zachodniopomorska. Baza zawiera listę sędziów, trenerów, zawodników, klubów, stadionów oraz meczy. Celem bazy jest ułatwienie w archiwizowaniu zmagań w lidze piłkarskiej i późniejszym rozstrzygnięciu, które drużyny spadają z ligi, które zostają na kolejny sezon oraz które będą cieszyć się awansem do drugiej ligi.</text:p>
        <text:p text:style-name="P2"/>
        <text:list text:style-name="L2">
          <text:list-item>
            <text:p text:style-name="P3">Struktura Bazy Danych.</text:p>
          </text:list-item>
        </text:list>
        <text:p text:style-name="P4">Encje:</text:p>
        <text:list text:style-name="L3">
          <text:list-item>
            <text:p text:style-name="P5">Sędziowie (ID, Imię, Nazwisko, region, licencja)</text:p>
            <text:list>
              <text:list-item>
                <text:p text:style-name="P6">ID – generowany automatycznie w trakcie dodawania kolejnego sędziego,</text:p>
                <text:list>
                  <text:list-item>
                    <text:p text:style-name="P6">Imię – atrybut wymagany, ponieważ każdy sędzia musi mieć swoje imię,</text:p>
                    <text:list>
                      <text:list-item>
                        <text:p text:style-name="P6">Nazwisko - atrybut wymagany, ponieważ każdy sędzia musi mieć swoje nazwisko,</text:p>
                      </text:list-item>
                      <text:list-item>
                        <text:p text:style-name="P6">Region – atrybut nie wymagany, gdyż nie jest tak istotny jak pozostałe, </text:p>
                      </text:list-item>
                      <text:list-item>
                        <text:p text:style-name="P6">Licencja – atrybut wymagany, ponieważ potwierdza kwalifikacje sędziego.</text:p>
                      </text:list-item>
                    </text:list>
                  </text:list-item>
                  <text:list-item>
                    <text:p text:style-name="P5">Trenerzy (ID, Imię, Nazwisko, licencja)</text:p>
                    <text:list>
                      <text:list-item>
                        <text:p text:style-name="P6">ID – generowany automatycznie w trakcie dodawania kolejnego trenera,</text:p>
                      </text:list-item>
                      <text:list-item>
                        <text:p text:style-name="P6">Imię – atrybut wymagany, ponieważ każdy trener musi mieć swoje imię,</text:p>
                      </text:list-item>
                      <text:list-item>
                        <text:p text:style-name="P6">Nazwisko – atrybut wymagany, ponieważ każdy trener musi mieć swoje nazwisko,</text:p>
                      </text:list-item>
                      <text:list-item>
                        <text:p text:style-name="P6">Licencja – atrybut wymagany, ponieważ potwierdza kwalifikację trenera.</text:p>
                      </text:list-item>
                    </text:list>
                  </text:list-item>
                  <text:list-item>
                    <text:p text:style-name="P5">Zawodnicy (ID, Imię, Nazwisko, telefon, klub)</text:p>
                    <text:list>
                      <text:list-item>
                        <text:p text:style-name="P6">ID – generowany automatycznie w trakcie dodawania kolejnego zawodnika,</text:p>
                      </text:list-item>
                      <text:list-item>
                        <text:p text:style-name="P6">Imię – atrybut wymagany, ponieważ każdy zawodnik musi mieć swoje imię,</text:p>
                      </text:list-item>
                      <text:list-item>
                        <text:p text:style-name="P6">Nazwisko – atrybut wymagany, ponieważ każdy zawodnik musi mieć swoje nazwisko,</text:p>
                      </text:list-item>
                      <text:list-item>
                        <text:p text:style-name="P6">Telefon – atrybut nie wymagany, gdyż nie każdy musi udostępniać swojego numeru telefonu,</text:p>
                      </text:list-item>
                      <text:list-item>
                        <text:p text:style-name="P6">Klub – klucz obcy do tabeli klub, wskazujący na nazwę klubu.</text:p>
                      </text:list-item>
                    </text:list>
                  </text:list-item>
                  <text:list-item>
                    <text:p text:style-name="P5">Kluby (ID, nazwa, strona, telefon, miasto, ulica, numer, trener, stadion)</text:p>
                    <text:list>
                      <text:list-item>
                        <text:p text:style-name="P6">ID – generowany automatycznie w trakcie dodawania kolejnego klubu,</text:p>
                      </text:list-item>
                      <text:list-item>
                        <text:p text:style-name="P6">Nazwa – atrybut wymagany, każdy klub musi mieć swoją identyfikującą nazwę ,</text:p>
                      </text:list-item>
                      <text:list-item>
                        <text:p text:style-name="P6">Strona – atrybut nie wymagany, nie ma konieczności prowadzenia strony przez <text:s/>każdy klub,</text:p>
                      </text:list-item>
                      <text:list-item>
                        <text:p text:style-name="P6">Telefon – atrybut wymagany ze względu na konieczność kontaktu z klubem,</text:p>
                      </text:list-item>
                      <text:list-item>
                        <text:p text:style-name="P6">Miasto – atrybut wymagany, ponieważ klub musi się znajdować w którejś z miejscowości, ponadto miasto jest integralną częścią nazwy klubu,</text:p>
                      </text:list-item>
                      <text:list-item>
                        <text:p text:style-name="P6">Ulica – atrybut wymagany, konieczny do korespondencji,</text:p>
                      </text:list-item>
                      <text:list-item>
                        <text:p text:style-name="P6">Numer – nie wymagany,</text:p>
                      </text:list-item>
                      <text:list-item>
                        <text:p text:style-name="P6">Stadion – klucz obcy do tabeli stadion do klucza ID, każdy klub musi mieć swój „dom”.</text:p>
                      </text:list-item>
                    </text:list>
                  </text:list-item>
                  <text:list-item>
                    <text:p text:style-name="P5">Stadion (ID, pojemność, miasto, ulica, numer, klub)</text:p>
                    <text:list>
                      <text:list-item>
                        <text:p text:style-name="P6">ID – generowany automatycznie w trakcie dodawania kolejnego stadionu,</text:p>
                      </text:list-item>
                      <text:list-item>
                        <text:p text:style-name="P6">Pojemność – atrybut konieczny ze względu na określenie ilości kibiców,</text:p>
                      </text:list-item>
                      <text:list-item>
                        <text:p text:style-name="P6">Miasto – atrybut wymagany, stadion musi być gdzieś ulokowany,</text:p>
                      </text:list-item>
                      <text:list-item>
                        <text:p text:style-name="P6">Ulica – atrybut wymagany, konieczny do korespondencji,</text:p>
                      </text:list-item>
                      <text:list-item>
                        <text:p text:style-name="P6">Numer – nie wymagany,</text:p>
                      </text:list-item>
                      <text:list-item>
                        <text:p text:style-name="P6">Klub – klucz obcy do tabeli Klub do klucza Nazwa, każdy stadion musi mieć swojego opiekuna.</text:p>
                      </text:list-item>
                    </text:list>
                  </text:list-item>
                  <text:list-item>
                    <text:p text:style-name="P5">Mecz (ID, data, godzina, gospodarz, gość, sędzia)</text:p>
                    <text:list>
                      <text:list-item>
                        <text:p text:style-name="P6">ID – generowany automatycznie w trakcie dodawania kolejnego meczu,</text:p>
                      </text:list-item>
                      <text:list-item>
                        <text:p text:style-name="P6">Data – atrybut wymagany, mecz musi mieć jakieś odniesienie w czasie,</text:p>
                      </text:list-item>
                      <text:list-item>
                        <text:p text:style-name="P6">Godzina – atrybut wymagany, konieczny ze względów organizacyjnych,</text:p>
                      </text:list-item>
                      <text:list-item>
                        <text:p text:style-name="P6">Gospodarz – klucz obcy do tabeli Klub do klucza Nazwa,</text:p>
                      </text:list-item>
                      <text:list-item>
                        <text:p text:style-name="P6">Gość – klucz obcy do tabeli Klub do klucza Nazwa,</text:p>
                      </text:list-item>
                      <text:list-item>
                        <text:p text:style-name="P6">Sędzia – klucz obcy do tabeli Sędzia do klucza Nazwisko.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"/>
        <text:p text:style-name="P8">Związki encji:</text:p>
        <text:list text:style-name="L4">
          <text:list-item>
            <text:p text:style-name="P9">Sędzia główny &lt;sędziuję&gt; mecz, jeden do wielu. Na meczu jest tylko jeden sędzia główny, ale sędzia główny może sędziować wiele meczy.</text:p>
            <text:list>
              <text:list-item>
                <text:p text:style-name="P9">Klub &lt;jest gospodarzem&gt; meczu, jeden do wielu. Mecz może mieć tylko jednego gospodarza, a klub może być wielokrotnie gospodarzem w trakcie trwania rozgrywek danej ligi.</text:p>
                <text:list>
                  <text:list-item>
                    <text:p text:style-name="P9">Klub &lt;jest gościem&gt; meczu, jeden do wielu. Mecz może mieć tylko jednego gościa oficjalnie, nawet jak ze względu na różne przyczyny praktycznie oba kluby są gośćmi to i tak jeden musi gościem a drugi gospodarzem.</text:p>
                  </text:list-item>
                  <text:list-item>
                    <text:p text:style-name="P9">Zawodnik &lt;gra w&gt; klubie w relacji wiele do jednego. W klubie gra wielu zawodników, zazwyczaj minimum szesnastu, ale zawodnik może grać w tylko jednym klubie jednocześnie. </text:p>
                  </text:list-item>
                  <text:list-item>
                    <text:p text:style-name="P9">Trener &lt;prowadzi&gt; klub w relacji jeden do jednego. Jeden klub ma jednego trenera i jeden trener prowadzi jeden klub, a nawet drużynę bo klub może się składać z wielu drużyn w różnych ligach.</text:p>
                  </text:list-item>
                  <text:list-item>
                    <text:p text:style-name="P10"><text:span text:style-name="T1">Klub &lt;gra na&gt; stadionie w relacji jeden do jednego. Na jednym stadionie gra jedna drużyna.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" svg:font-family="Tahoma"/>
    <style:font-face style:name="Symbol" svg:font-family="Symbol"/>
    <style:font-face style:name="Calibri" svg:font-family="Calibri"/>
    <style:font-face style:name="Wingdings" svg:font-family="Wingdings"/>
  </office:font-face-decls>
  <office:styles>
    <style:default-style style:family="paragraph">
      <style:paragraph-properties style:tab-stop-distance="0.4916in"/>
    </style:default-style>
    <style:style style:family="text" style:name="WW-CharLFO3LVL5-text" style:display-name="WW_CharLFO3LVL5_text" style:next-style-name="WW-CharLFO3LVL5-text">
      <style:text-properties style:font-name="Symbol"/>
    </style:style>
    <style:style style:family="text" style:name="WW-CharLFO4LVL6-text" style:display-name="WW_CharLFO4LVL6_text" style:next-style-name="WW-CharLFO4LVL6-text">
      <style:text-properties style:font-name="Wingdings"/>
    </style:style>
    <style:style style:family="text" style:name="WW-CharLFO4LVL3-text" style:display-name="WW_CharLFO4LVL3_text" style:next-style-name="WW-CharLFO4LVL3-text">
      <style:text-properties style:font-name="Wingdings"/>
    </style:style>
    <style:style style:family="text" style:name="WW-CharLFO2LVL3-text" style:display-name="WW_CharLFO2LVL3_text" style:next-style-name="WW-CharLFO2LVL3-text">
      <style:text-properties style:font-name="Wingdings"/>
    </style:style>
    <style:style style:family="text" style:name="WW-CharLFO4LVL8-text" style:display-name="WW_CharLFO4LVL8_text" style:next-style-name="WW-CharLFO4LVL8-text">
      <style:text-properties style:font-name="Symbol"/>
    </style:style>
    <style:style style:family="text" style:name="WW-CharLFO2LVL8-text" style:display-name="WW_CharLFO2LVL8_text" style:next-style-name="WW-CharLFO2LVL8-text">
      <style:text-properties style:font-name="Symbol"/>
    </style:style>
    <style:style style:family="text" style:name="WW-CharLFO3LVL1-text" style:display-name="WW_CharLFO3LVL1_text" style:next-style-name="WW-CharLFO3LVL1-text">
      <style:text-properties style:font-name="Wingdings"/>
    </style:style>
    <style:style style:family="text" style:name="WW-CharLFO3LVL6-text" style:display-name="WW_CharLFO3LVL6_text" style:next-style-name="WW-CharLFO3LVL6-text">
      <style:text-properties style:font-name="Wingdings"/>
    </style:style>
    <style:style style:family="text" style:name="WW-CharLFO4LVL4-text" style:display-name="WW_CharLFO4LVL4_text" style:next-style-name="WW-CharLFO4LVL4-text">
      <style:text-properties style:font-name="Symbol"/>
    </style:style>
    <style:style style:family="text" style:name="WW-CharLFO2LVL4-text" style:display-name="WW_CharLFO2LVL4_text" style:next-style-name="WW-CharLFO2LVL4-text">
      <style:text-properties style:font-name="Symbol"/>
    </style:style>
    <style:style style:family="text" style:name="WW-CharLFO4LVL9-text" style:display-name="WW_CharLFO4LVL9_text" style:next-style-name="WW-CharLFO4LVL9-text">
      <style:text-properties style:font-name="Symbol"/>
    </style:style>
    <style:style style:family="text" style:name="WW-CharLFO2LVL9-text" style:display-name="WW_CharLFO2LVL9_text" style:next-style-name="WW-CharLFO2LVL9-text">
      <style:text-properties style:font-name="Symbol"/>
    </style:style>
    <style:style style:family="text" style:name="WW-CharLFO3LVL2-text" style:display-name="WW_CharLFO3LVL2_text" style:next-style-name="WW-CharLFO3LVL2-text">
      <style:text-properties style:font-name="Wingdings"/>
    </style:style>
    <style:style style:family="text" style:name="WW-CharLFO3LVL7-text" style:display-name="WW_CharLFO3LVL7_text" style:next-style-name="WW-CharLFO3LVL7-text">
      <style:text-properties style:font-name="Wingdings"/>
    </style:style>
    <style:style style:family="text" style:name="WW-CharLFO4LVL5-text" style:display-name="WW_CharLFO4LVL5_text" style:next-style-name="WW-CharLFO4LVL5-text">
      <style:text-properties style:font-name="Symbol"/>
    </style:style>
    <style:style style:family="text" style:name="WW-CharLFO2LVL5-text" style:display-name="WW_CharLFO2LVL5_text" style:next-style-name="WW-CharLFO2LVL5-text">
      <style:text-properties style:font-name="Symbol"/>
    </style:style>
    <style:style style:family="text" style:name="WW-CharLFO3LVL3-text" style:display-name="WW_CharLFO3LVL3_text" style:next-style-name="WW-CharLFO3LVL3-text">
      <style:text-properties style:font-name="Wingdings"/>
    </style:style>
    <style:style style:family="text" style:name="WW-CharLFO3LVL8-text" style:display-name="WW_CharLFO3LVL8_text" style:next-style-name="WW-CharLFO3LVL8-text">
      <style:text-properties style:font-name="Symbol"/>
    </style:style>
    <style:style style:family="text" style:name="WW-CharLFO4LVL1-text" style:display-name="WW_CharLFO4LVL1_text" style:next-style-name="WW-CharLFO4LVL1-text">
      <style:text-properties style:font-name="Wingdings"/>
    </style:style>
    <style:style style:family="text" style:name="WW-CharLFO2LVL1-text" style:display-name="WW_CharLFO2LVL1_text" style:next-style-name="WW-CharLFO2LVL1-text">
      <style:text-properties style:font-name="Wingdings"/>
    </style:style>
    <style:style style:family="text" style:name="WW-CharLFO2LVL2-text" style:display-name="WW_CharLFO2LVL2_text" style:next-style-name="WW-CharLFO2LVL2-text">
      <style:text-properties style:font-name="Wingdings"/>
    </style:style>
    <style:style style:family="text" style:name="WW-CharLFO2LVL6-text" style:display-name="WW_CharLFO2LVL6_text" style:next-style-name="WW-CharLFO2LVL6-text">
      <style:text-properties style:font-name="Wingdings"/>
    </style:style>
    <style:style style:family="text" style:name="WW-CharLFO3LVL4-text" style:display-name="WW_CharLFO3LVL4_text" style:next-style-name="WW-CharLFO3LVL4-text">
      <style:text-properties style:font-name="Symbol"/>
    </style:style>
    <style:style style:family="text" style:name="WW-CharLFO3LVL9-text" style:display-name="WW_CharLFO3LVL9_text" style:next-style-name="WW-CharLFO3LVL9-text">
      <style:text-properties style:font-name="Symbol"/>
    </style:style>
    <style:style style:family="text" style:name="WW-CharLFO4LVL2-text" style:display-name="WW_CharLFO4LVL2_text" style:next-style-name="WW-CharLFO4LVL2-text">
      <style:text-properties style:font-name="Wingdings"/>
    </style:style>
    <style:style style:family="text" style:name="Tekst-dymka-Znak-text" style:display-name="Tekst dymka Znak_text" style:next-style-name="Tekst-dymka-Znak-text">
      <style:text-properties style:font-name="Tahoma" fo:font-size="8pt"/>
    </style:style>
    <style:style style:family="text" style:name="WW-CharLFO4LVL7-text" style:display-name="WW_CharLFO4LVL7_text" style:next-style-name="WW-CharLFO4LVL7-text">
      <style:text-properties style:font-name="Wingdings"/>
    </style:style>
    <style:style style:family="text" style:name="WW-CharLFO2LVL7-text" style:display-name="WW_CharLFO2LVL7_text" style:next-style-name="WW-CharLFO2LVL7-text">
      <style:text-properties style:font-name="Wingdings"/>
    </style:style>
    <style:style style:family="paragraph" style:name="Stopka" style:display-name="Stopka" style:parent-style-name="Normal" style:next-style-name="Stopka">
      <style:paragraph-properties fo:line-height="100%" fo:margin-bottom="0in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Akapit-z-list--" style:display-name="Akapit z listą" style:parent-style-name="Normal" style:next-style-name="Akapit-z-list--">
      <style:paragraph-properties fo:margin-left="0.5in"/>
    </style:style>
    <style:style style:family="paragraph" style:name="Normal" style:display-name="Normal">
      <style:paragraph-properties fo:text-align="left" fo:line-height="107%" fo:background-color="transparent" fo:widows="2" fo:orphans="2" fo:margin-bottom="0.1111in" style:writing-mode="lr" fo:padding-bottom="0in" fo:padding-left="0in" fo:padding-right="0in" fo:padding-top="0in"/>
      <style:text-properties style:font-name="Calibri" fo:font-size="11pt" fo:language="pl" fo:country="PL" fo:font-weight="normal" fo:text-transform="none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Tekst-dymka" style:display-name="Tekst dymka" style:parent-style-name="Normal" style:next-style-name="Tekst-dymka">
      <style:paragraph-properties fo:line-height="100%" fo:margin-bottom="0in"/>
      <style:text-properties style:font-name="Tahoma" fo:font-size="8pt"/>
    </style:style>
    <style:style style:family="paragraph" style:name="Nag----wek" style:display-name="Nagłówek" style:parent-style-name="Normal" style:next-style-name="Nag----wek">
      <style:paragraph-properties fo:line-height="100%" fo:margin-bottom="0in">
        <style:tab-stops>
          <style:tab-stop style:type="center" style:position="3.149306in"/>
          <style:tab-stop style:type="right" style:position="6.299306in"/>
        </style:tab-stops>
      </style:paragraph-properties>
    </style:style>
  </office:styles>
  <office:automatic-styles>
    <style:style style:family="text" style:name="T1" style:display-name="T1">
      <style:text-properties fo:font-size="13pt" fo:font-weight="bold"/>
    </style:style>
    <style:style style:family="text" style:name="T2" style:display-name="T2">
      <style:text-properties fo:font-size="13pt"/>
    </style:style>
    <style:style style:family="paragraph" style:name="P2" style:display-name="P2" style:parent-style-name="Normal">
      <style:paragraph-properties fo:margin-bottom="0in"/>
      <style:text-properties fo:font-size="13pt"/>
    </style:style>
    <style:style style:family="paragraph" style:name="P3" style:display-name="P3" style:parent-style-name="Nag----wek"/>
    <style:style style:family="paragraph" style:name="P1" style:display-name="P1" style:parent-style-name="Normal">
      <style:paragraph-properties fo:margin-bottom="0in">
        <style:tab-stops>
          <style:tab-stop style:type="right" style:position="6.693056in"/>
        </style:tab-stops>
      </style:paragraph-properties>
    </style:style>
    <style:page-layout style:name="Standard">
      <style:page-layout-properties fo:page-width="8.267717in" fo:page-height="11.692913in" style:print-orientation="portrait" fo:margin-top="1.248664cm" fo:margin-bottom="2.12cm" fo:margin-left="0.6895in" fo:margin-right="0.8847in"/>
      <style:header-style>
        <style:header-footer-properties svg:height="2.263140cm"/>
      </style:header-style>
    </style:page-layout>
  </office:automatic-styles>
  <office:master-styles>
    <style:master-page style:name="Standard" style:page-layout-name="Standard">
      <style:header>
        <text:p text:style-name="P1"><text:span text:style-name="T1">Kamil Pek</text:span><text:span text:style-name="T2"><text:tab/>Łubiana, </text:span></text:p>
        <text:p text:style-name="P2">Uniwersytet Gdański</text:p>
        <text:p text:style-name="P2">Wydział Matematyki, Fizyki i Informatyki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Kamil Pek</meta:initial-creator>
    <dc:creator>Kamil Pek</dc:creator>
    <meta:creation-date>2015-05-09T19:18:00Z</meta:creation-date>
    <dc:date>Sun May 17 16:25:31 2015
</dc:date>
    <meta:print-date>2015-04-25T18:52:00Z</meta:print-date>
  </office:meta>
</office:document-meta>
</file>